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11cm"/>
        </style:tab-stops>
      </style:paragraph-properties>
      <style:text-properties style:font-name="Arial Narrow" officeooo:rsid="001d95f5" officeooo:paragraph-rsid="001f4d26"/>
    </style:style>
    <style:style style:name="P2" style:family="paragraph" style:parent-style-name="Standard">
      <style:paragraph-properties>
        <style:tab-stops>
          <style:tab-stop style:position="1.011cm"/>
        </style:tab-stops>
      </style:paragraph-properties>
      <style:text-properties style:font-name="Arial Narrow" officeooo:rsid="0025dccc" officeooo:paragraph-rsid="0025dccc"/>
    </style:style>
    <style:style style:name="P3" style:family="paragraph" style:parent-style-name="Standard">
      <style:paragraph-properties>
        <style:tab-stops>
          <style:tab-stop style:position="1.011cm"/>
        </style:tab-stops>
      </style:paragraph-properties>
      <style:text-properties style:font-name="Arial Narrow" officeooo:rsid="002af796" officeooo:paragraph-rsid="002af796"/>
    </style:style>
    <style:style style:name="P4" style:family="paragraph" style:parent-style-name="Standard">
      <style:paragraph-properties>
        <style:tab-stops>
          <style:tab-stop style:position="1.011cm"/>
        </style:tab-stops>
      </style:paragraph-properties>
      <style:text-properties officeooo:paragraph-rsid="001f4d26"/>
    </style:style>
    <style:style style:name="P5" style:family="paragraph" style:parent-style-name="Standard">
      <style:paragraph-properties>
        <style:tab-stops>
          <style:tab-stop style:position="1.011cm"/>
        </style:tab-stops>
      </style:paragraph-properties>
      <style:text-properties style:font-name="Arial Narrow" officeooo:rsid="0025dccc" officeooo:paragraph-rsid="0025dccc"/>
    </style:style>
    <style:style style:name="P6" style:family="paragraph" style:parent-style-name="Standard">
      <style:paragraph-properties>
        <style:tab-stops>
          <style:tab-stop style:position="1.011cm"/>
        </style:tab-stops>
      </style:paragraph-properties>
      <style:text-properties style:font-name="Arial Narrow" officeooo:rsid="001d95f5" officeooo:paragraph-rsid="001f4d26"/>
    </style:style>
    <style:style style:name="P7" style:family="paragraph" style:parent-style-name="Standard">
      <style:paragraph-properties fo:text-align="center" style:justify-single-word="false">
        <style:tab-stops>
          <style:tab-stop style:position="1.011cm"/>
        </style:tab-stops>
      </style:paragraph-properties>
      <style:text-properties style:font-name="Arial Narrow" fo:font-size="14pt" style:text-underline-style="none" fo:font-weight="bold" officeooo:rsid="001d95f5" officeooo:paragraph-rsid="001d95f5" style:font-size-asian="14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777d"/>
    </style:style>
    <style:style style:name="T3" style:family="text">
      <style:text-properties style:text-underline-style="none" officeooo:rsid="0028ea73"/>
    </style:style>
    <style:style style:name="T4" style:family="text">
      <style:text-properties style:text-underline-style="none" officeooo:rsid="002b6133"/>
    </style:style>
    <style:style style:name="T5" style:family="text">
      <style:text-properties style:font-name="Arial Narrow" officeooo:rsid="001d95f5"/>
    </style:style>
    <style:style style:name="T6" style:family="text">
      <style:text-properties style:font-name="Arial Narrow" officeooo:rsid="0020780a"/>
    </style:style>
    <style:style style:name="T7" style:family="text">
      <style:text-properties style:font-name="Arial Narrow" officeooo:rsid="00229827"/>
    </style:style>
    <style:style style:name="T8" style:family="text">
      <style:text-properties officeooo:rsid="002af79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8d3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TABASE ITC (PASEO VIRTUAL)</text:p>
      <text:p text:style-name="P2"><text:span text:style-name="T10"/></text:p>
      <text:p text:style-name="P2"><text:span text:style-name="T10"/></text:p>
      <text:p text:style-name="P2"><text:span text:style-name="T10">MYSQL:</text:span></text:p>
      <text:p text:style-name="P1"/>
      <text:p text:style-name="P1">CREATE DATABASE IF NOT EXISTS galdarvr;<text:line-break/>USE galdarvr;<text:line-break/><text:line-break/>CREATE TABLE IF NOT EXISTS user (<text:line-break/> <text:s text:c="3"/>codUser INT PRIMARY KEY NOT NULL,<text:line-break/> <text:s text:c="3"/>lastName VARCHAR(80) NOT NULL,<text:line-break/> <text:s text:c="3"/>firstName VARCHAR(50),<text:line-break/> <text:s text:c="3"/>email VARCHAR(40)<text:line-break/>);<text:line-break/><text:line-break/>CREATE TABLE IF NOT EXISTS account (<text:line-break/> <text:s text:c="3"/>codAccount INT PRIMARY KEY NOT NULL,<text:line-break/> <text:s text:c="3"/>activities VARCHAR(200) NOT NULL,<text:line-break/> <text:s text:c="3"/>userComment VARCHAR(100)<text:line-break/>);<text:line-break/><text:line-break/>CREATE TABLE IF NOT EXISTS vrwalk (<text:line-break/> <text:s text:c="3"/>codVRWalk INT PRIMARY KEY NOT NULL,<text:line-break/> <text:s text:c="3"/>scene INT NOT NULL,<text:line-break/> <text:s text:c="3"/>information VARCHAR(100)<text:line-break/>);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19:19:17.181000000</meta:creation-date>
    <dc:date>2021-11-10T00:34:04.731000000</dc:date>
    <meta:editing-duration>PT1H35M33S</meta:editing-duration>
    <meta:editing-cycles>18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3" meta:word-count="75" meta:character-count="529" meta:non-whitespace-character-count="414"/>
  </office:meta>
</office:document-meta>
</file>